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NGO SEGUN CLA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.6 millones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MASCARA DE RED</text:p>
          </table:table-cell>
          <table:table-cell/>
          <table:table-cell office:value-type="string" calcext:value-type="string">
            <text:p>nueva manera de administrar...en vez de class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172.22.10.8</text:p>
          </table:table-cell>
          <table:table-cell office:value-type="float" office:value="10101100" calcext:value-type="float">
            <text:p>10101100</text:p>
          </table:table-cell>
          <table:table-cell office:value-type="float" office:value="10110" calcext:value-type="float">
            <text:p>10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mask</text:p>
          </table:table-cell>
          <table:table-cell/>
          <table:table-cell office:value-type="string" calcext:value-type="string">
            <text:p>255.255.255.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cual es la direccion de red</text:p>
          </table:table-cell>
          <table:covered-table-cell/>
          <table:table-cell office:value-type="string" calcext:value-type="string">
            <text:p>172.22.10.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icio</text:p>
          </table:table-cell>
          <table:table-cell/>
          <table:table-cell office:value-type="string" calcext:value-type="string">
            <text:p>direc red</text:p>
          </table:table-cell>
          <table:table-cell office:value-type="string" calcext:value-type="string">
            <text:p>172.22.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0:13:58.099422450</meta:creation-date>
    <dc:date>2017-06-23T12:56:04.774915534</dc:date>
    <meta:editing-duration>PT2H31M58S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